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884cm" fo:min-width="6.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3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635cm" fo:min-width="1.248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09cm"/>
    </style:style>
    <style:style style:name="gr5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0.15cm" fo:min-width="1.00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cm" fo:min-width="2.00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18cm"/>
    </style:style>
    <style:style style:name="gr8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1.863cm" fo:min-width="1.00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099cm" svg:stroke-color="#666666" draw:stroke-linejoin="round" svg:stroke-linecap="butt" draw:fill="none" fo:padding-top="0.049cm" fo:padding-bottom="0.049cm" fo:padding-left="0.049cm" fo:padding-right="0.049cm"/>
    </style:style>
    <style:style style:name="gr10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157cm" fo:min-width="1.935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66" draw:marker-start-width="0.5cm" draw:marker-end-width="0.5cm" draw:stroke-linejoin="round" svg:stroke-linecap="round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666666" draw:fill="solid" draw:fill-color="#808080" draw:opacity="50%" draw:textarea-vertical-align="middle" draw:shadow-opacity="50%"/>
    </style:style>
    <style:style style:name="gr14" style:family="graphic" style:parent-style-name="standard">
      <style:graphic-properties draw:stroke="none" draw:fill="none" fo:min-height="0.6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8cm"/>
    </style:style>
    <style:style style:name="gr16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0.747cm" fo:min-width="1.3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402cm" fo:min-width="1.793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98cm"/>
    </style:style>
    <style:style style:name="gr20" style:family="graphic" style:parent-style-name="standard">
      <style:graphic-properties draw:stroke="solid" svg:stroke-width="0.099cm" svg:stroke-color="#ff3333" draw:stroke-linejoin="round" svg:stroke-linecap="butt" draw:fill="none" fo:padding-top="0.049cm" fo:padding-bottom="0.049cm" fo:padding-left="0.049cm" fo:padding-right="0.049cm"/>
    </style:style>
    <style:style style:name="gr21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0.341cm" fo:min-width="1.3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513cm" fo:min-width="2.236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534cm"/>
    </style:style>
    <style:style style:name="gr24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635cm" fo:min-width="1.247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0.325cm" fo:min-width="0.901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c9900" draw:marker-start-width="0.5cm" draw:marker-end-width="0.5cm" draw:fill="solid" draw:fill-color="#ffff99" draw:textarea-horizontal-align="justify" draw:textarea-vertical-align="middle" draw:auto-grow-height="false" fo:min-height="1.763cm" fo:min-width="0.901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514cm" fo:min-width="2.236cm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none" draw:fill-color="#ffffff"/>
      <style:text-properties fo:font-size="11pt" fo:font-weight="bold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808080" draw:opacity="50%"/>
      <style:paragraph-properties fo:text-align="center"/>
    </style:style>
    <style:style style:name="P9" style:family="paragraph">
      <loext:graphic-properties draw:fill="none"/>
      <style:text-properties fo:font-size="15pt" style:font-size-asian="18pt" style:font-size-complex="18pt"/>
    </style:style>
    <style:style style:name="P10" style:family="paragraph">
      <loext:graphic-properties draw:fill="solid" draw:fill-color="#999999" draw:opacity="10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4pt" fo:font-weight="bold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style:font-name="Liberation Sans1" fo:font-size="15pt" style:font-name-asian="Liberation Sans1" style:font-size-asian="18pt" style:font-name-complex="Liberation Sans1" style:font-size-complex="18pt"/>
    </style:style>
    <style:style style:name="T3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8cm" svg:height="5.234cm" svg:x="11cm" svg:y="0.16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389cm" svg:height="0.962cm" svg:x="12.764cm" svg:y="4.41cm">
          <draw:text-box>
            <text:p text:style-name="P2">Mikroskop</text:p>
          </draw:text-box>
        </draw:frame>
        <draw:custom-shape draw:style-name="gr3" draw:text-style-name="P3" draw:layer="layout" svg:width="2.548cm" svg:height="3.685cm" svg:x="11.252cm" svg:y="0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940.21184778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1" draw:layer="layout" svg:width="3.309cm" svg:height="1.673cm" draw:transform="rotate (1.5707963267949) translate (11.299cm 4.567cm)">
          <draw:text-box>
            <text:p text:style-name="P2">Weißlicht-</text:p>
            <text:p text:style-name="P2">lampe</text:p>
          </draw:text-box>
        </draw:frame>
        <draw:custom-shape draw:style-name="gr5" draw:text-style-name="P4" draw:layer="layout" svg:width="1.5cm" svg:height="1.6cm" draw:transform="rotate (-1.5707963267949) translate (14.9cm 1.9cm)">
          <text:p/>
          <draw:enhanced-geometry svg:viewBox="0 0 88 21600" draw:glue-points="44 ?f6 44 0 0 10800 44 21600 88 10800" draw:text-areas="0 ?f6 88 ?f3" draw:type="can" draw:modifiers="8337.788881948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draw:layer="layout" svg:width="2.601cm" svg:height="1.219cm" draw:transform="rotate (-1.5707963267949) translate (15.355cm 1.299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1.018cm" svg:height="0.683cm" svg:x="13.947cm" svg:y="2.339cm">
          <draw:text-box>
            <text:p><text:span text:style-name="T1">(1)</text:span></text:p>
          </draw:text-box>
        </draw:frame>
        <draw:custom-shape draw:style-name="gr8" draw:text-style-name="P4" draw:layer="layout" svg:width="1.5cm" svg:height="2.6cm" draw:transform="rotate (-1.5707963267949) translate (17.5cm 1.901cm)">
          <text:p/>
          <draw:enhanced-geometry svg:viewBox="0 0 88 21600" draw:glue-points="44 ?f6 44 0 0 10800 44 21600 88 10800" draw:text-areas="0 ?f6 88 ?f3" draw:type="can" draw:modifiers="2706.9053708439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gon draw:style-name="gr9" draw:text-style-name="P6" draw:layer="layout" svg:width="0cm" svg:height="0cm" svg:x="16.858cm" svg:y="3.464cm" svg:viewBox="0 0 0 0" draw:points="0,0">
          <text:p/>
        </draw:polygon>
        <draw:polygon draw:style-name="gr9" draw:text-style-name="P6" draw:layer="layout" svg:width="0cm" svg:height="0cm" svg:x="16.858cm" svg:y="3.464cm" svg:viewBox="0 0 0 0" draw:points="0,0">
          <text:p/>
        </draw:polygon>
        <draw:polygon draw:style-name="gr9" draw:text-style-name="P6" draw:layer="layout" svg:width="0cm" svg:height="0cm" svg:x="16.858cm" svg:y="3.464cm" svg:viewBox="0 0 0 0" draw:points="0,0">
          <text:p/>
        </draw:polygon>
        <draw:polygon draw:style-name="gr9" draw:text-style-name="P6" draw:layer="layout" svg:width="0cm" svg:height="0cm" svg:x="17.408cm" svg:y="3.333cm" svg:viewBox="0 0 0 0" draw:points="0,0">
          <text:p/>
        </draw:polygon>
        <draw:polygon draw:style-name="gr9" draw:text-style-name="P6" draw:layer="layout" svg:width="0cm" svg:height="0cm" svg:x="17.408cm" svg:y="3.333cm" svg:viewBox="0 0 0 0" draw:points="0,0">
          <text:p/>
        </draw:polygon>
        <draw:custom-shape draw:style-name="gr10" draw:text-style-name="P3" draw:layer="layout" svg:width="2.534cm" svg:height="2.028cm" draw:transform="rotate (-1.5707963267949) translate (17.536cm 1.316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7" draw:layer="layout" svg:x1="17.435cm" svg:y1="1.924cm" svg:x2="16.624cm" svg:y2="3.343cm">
          <text:p/>
        </draw:line>
        <draw:line draw:style-name="gr11" draw:text-style-name="P7" draw:layer="layout" svg:x1="17.409cm" svg:y1="1.791cm" svg:x2="16.617cm" svg:y2="3.137cm">
          <text:p/>
        </draw:line>
        <draw:line draw:style-name="gr12" draw:text-style-name="P7" draw:layer="layout" svg:x1="17.488cm" svg:y1="2.029cm" svg:x2="16.696cm" svg:y2="3.455cm">
          <text:p/>
        </draw:line>
        <draw:ellipse draw:style-name="gr13" draw:text-style-name="P8" draw:layer="layout" svg:width="1.03cm" svg:height="2.534cm" svg:x="16.617cm" svg:y="0.841cm" draw:kind="section" draw:start-angle="33.46" draw:end-angle="92.22">
          <text:p/>
        </draw:ellipse>
        <draw:frame draw:style-name="gr14" draw:text-style-name="P9" draw:layer="layout" svg:width="0.86cm" svg:height="0.921cm" svg:x="16.913cm" svg:y="0.949cm">
          <draw:text-box>
            <text:p><text:span text:style-name="T2">ε</text:span></text:p>
          </draw:text-box>
        </draw:frame>
        <draw:frame draw:style-name="gr15" draw:text-style-name="P5" draw:layer="layout" svg:width="0.98cm" svg:height="0.683cm" svg:x="15.583cm" svg:y="2.344cm">
          <draw:text-box>
            <text:p><text:span text:style-name="T1">(2)</text:span></text:p>
          </draw:text-box>
        </draw:frame>
        <draw:line draw:style-name="gr16" draw:text-style-name="P7" draw:layer="layout" svg:x1="17.053cm" svg:y1="1.277cm" svg:x2="17.053cm" svg:y2="3.851cm">
          <text:p/>
        </draw:line>
        <draw:custom-shape draw:style-name="gr17" draw:text-style-name="P4" draw:layer="layout" svg:width="1.9cm" svg:height="1.097cm" draw:transform="skewX (0.524645973149495) translate (17.362cm 2.103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392cm" svg:height="1.862cm" draw:transform="rotate (-1.5707963267949) translate (19.934cm 1.408cm)">
          <text:p/>
          <draw:enhanced-geometry svg:viewBox="0 0 88 21600" draw:mirror-horizontal="false" draw:mirror-vertical="false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5" draw:layer="layout" svg:width="1.398cm" svg:height="0.683cm" svg:x="18.085cm" svg:y="2.294cm">
          <draw:text-box>
            <text:p><text:span text:style-name="T1">(3)</text:span></text:p>
          </draw:text-box>
        </draw:frame>
        <draw:polygon draw:style-name="gr9" draw:text-style-name="P6" draw:layer="layout" svg:width="0cm" svg:height="0cm" svg:x="18.659cm" svg:y="0.943cm" svg:viewBox="0 0 0 0" draw:points="0,0">
          <text:p/>
        </draw:polygon>
        <draw:polygon draw:style-name="gr9" draw:text-style-name="P6" draw:layer="layout" svg:width="0cm" svg:height="0cm" svg:x="18.659cm" svg:y="0.943cm" svg:viewBox="0 0 0 0" draw:points="0,0">
          <text:p/>
        </draw:polygon>
        <draw:polygon draw:style-name="gr20" draw:text-style-name="P6" draw:layer="layout" svg:width="0cm" svg:height="0cm" svg:x="18.08cm" svg:y="3.14cm" svg:viewBox="0 0 0 0" draw:points="0,0">
          <text:p/>
        </draw:polygon>
        <draw:polygon draw:style-name="gr20" draw:text-style-name="P6" draw:layer="layout" svg:width="0cm" svg:height="0cm" svg:x="18.08cm" svg:y="3.14cm" svg:viewBox="0 0 0 0" draw:points="0,0">
          <text:p/>
        </draw:polygon>
        <draw:custom-shape draw:style-name="gr21" draw:text-style-name="P4" draw:layer="layout" svg:width="1.9cm" svg:height="0.691cm" draw:transform="skewX (0.401076662108297) translate (19.679cm 2.309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.372cm" svg:height="3.4cm" svg:x="20.216cm" svg:y="0.9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438.837829825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1" draw:layer="layout" svg:width="3.034cm" svg:height="2.471cm" svg:x="20.153cm" svg:y="1.644cm">
          <draw:text-box>
            <text:p text:style-name="P2"><text:span text:style-name="T3">Optisches </text:span></text:p>
            <text:p text:style-name="P2"><text:span text:style-name="T3">Gitter mit </text:span></text:p>
            <text:p text:style-name="P2"><text:span text:style-name="T3">Photo-</text:span></text:p>
            <text:p text:style-name="P2"><text:span text:style-name="T3">detektor</text:span></text:p>
          </draw:text-box>
        </draw:frame>
        <draw:custom-shape draw:style-name="gr24" draw:text-style-name="P3" draw:layer="layout" svg:width="2.548cm" svg:height="3.685cm" svg:x="0.153cm" svg:y="0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940.21184778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1" draw:layer="layout" svg:width="3.309cm" svg:height="1.673cm" draw:transform="rotate (1.5707963267949) translate (0.2cm 4.549cm)">
          <draw:text-box>
            <text:p text:style-name="P2">Weißlicht-</text:p>
            <text:p text:style-name="P2">lampe</text:p>
          </draw:text-box>
        </draw:frame>
        <draw:custom-shape draw:style-name="gr25" draw:text-style-name="P4" draw:layer="layout" svg:width="1.5cm" svg:height="1.6cm" draw:transform="rotate (-1.5707963267949) translate (3.801cm 1.882cm)">
          <text:p/>
          <draw:enhanced-geometry svg:viewBox="0 0 88 21600" draw:glue-points="44 ?f6 44 0 0 10800 44 21600 88 10800" draw:text-areas="0 ?f6 88 ?f3" draw:type="can" draw:modifiers="8337.788881948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draw:layer="layout" svg:width="2.601cm" svg:height="1.219cm" draw:transform="rotate (-1.5707963267949) translate (4.256cm 1.281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5" draw:layer="layout" svg:width="1.018cm" svg:height="0.683cm" svg:x="2.848cm" svg:y="2.321cm">
          <draw:text-box>
            <text:p><text:span text:style-name="T1">(1)</text:span></text:p>
          </draw:text-box>
        </draw:frame>
        <draw:custom-shape draw:style-name="gr26" draw:text-style-name="P4" draw:layer="layout" svg:width="1.5cm" svg:height="2.6cm" draw:transform="rotate (-1.5707963267949) translate (6.401cm 1.883cm)">
          <text:p/>
          <draw:enhanced-geometry svg:viewBox="0 0 88 21600" draw:glue-points="44 ?f6 44 0 0 10800 44 21600 88 10800" draw:text-areas="0 ?f6 88 ?f3" draw:type="can" draw:modifiers="2706.9053708439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gon draw:style-name="gr9" draw:text-style-name="P6" draw:layer="layout" svg:width="0cm" svg:height="0cm" svg:x="5.759cm" svg:y="3.446cm" svg:viewBox="0 0 0 0" draw:points="0,0">
          <text:p/>
        </draw:polygon>
        <draw:polygon draw:style-name="gr9" draw:text-style-name="P6" draw:layer="layout" svg:width="0cm" svg:height="0cm" svg:x="5.759cm" svg:y="3.446cm" svg:viewBox="0 0 0 0" draw:points="0,0">
          <text:p/>
        </draw:polygon>
        <draw:polygon draw:style-name="gr9" draw:text-style-name="P6" draw:layer="layout" svg:width="0cm" svg:height="0cm" svg:x="5.759cm" svg:y="3.446cm" svg:viewBox="0 0 0 0" draw:points="0,0">
          <text:p/>
        </draw:polygon>
        <draw:polygon draw:style-name="gr9" draw:text-style-name="P6" draw:layer="layout" svg:width="0cm" svg:height="0cm" svg:x="6.309cm" svg:y="3.315cm" svg:viewBox="0 0 0 0" draw:points="0,0">
          <text:p/>
        </draw:polygon>
        <draw:polygon draw:style-name="gr9" draw:text-style-name="P6" draw:layer="layout" svg:width="0cm" svg:height="0cm" svg:x="6.309cm" svg:y="3.315cm" svg:viewBox="0 0 0 0" draw:points="0,0">
          <text:p/>
        </draw:polygon>
        <draw:custom-shape draw:style-name="gr10" draw:text-style-name="P3" draw:layer="layout" svg:width="2.534cm" svg:height="2.028cm" draw:transform="rotate (-1.5707963267949) translate (6.437cm 1.29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7" draw:layer="layout" svg:x1="6.336cm" svg:y1="1.906cm" svg:x2="5.525cm" svg:y2="3.325cm">
          <text:p/>
        </draw:line>
        <draw:line draw:style-name="gr11" draw:text-style-name="P7" draw:layer="layout" svg:x1="6.31cm" svg:y1="1.773cm" svg:x2="5.518cm" svg:y2="3.119cm">
          <text:p/>
        </draw:line>
        <draw:line draw:style-name="gr12" draw:text-style-name="P7" draw:layer="layout" svg:x1="6.389cm" svg:y1="2.011cm" svg:x2="5.597cm" svg:y2="3.437cm">
          <text:p/>
        </draw:line>
        <draw:ellipse draw:style-name="gr13" draw:text-style-name="P8" draw:layer="layout" svg:width="1.03cm" svg:height="2.534cm" svg:x="5.518cm" svg:y="0.823cm" draw:kind="section" draw:start-angle="33.46" draw:end-angle="92.22">
          <text:p/>
        </draw:ellipse>
        <draw:frame draw:style-name="gr14" draw:text-style-name="P9" draw:layer="layout" svg:width="0.86cm" svg:height="0.921cm" svg:x="5.814cm" svg:y="0.931cm">
          <draw:text-box>
            <text:p><text:span text:style-name="T2">ε</text:span></text:p>
          </draw:text-box>
        </draw:frame>
        <draw:frame draw:style-name="gr15" draw:text-style-name="P5" draw:layer="layout" svg:width="0.98cm" svg:height="0.683cm" svg:x="4.484cm" svg:y="2.326cm">
          <draw:text-box>
            <text:p><text:span text:style-name="T1">(2)</text:span></text:p>
          </draw:text-box>
        </draw:frame>
        <draw:line draw:style-name="gr16" draw:text-style-name="P7" draw:layer="layout" svg:x1="5.954cm" svg:y1="1.259cm" svg:x2="5.954cm" svg:y2="3.833cm">
          <text:p/>
        </draw:line>
        <draw:custom-shape draw:style-name="gr17" draw:text-style-name="P4" draw:layer="layout" svg:width="1.9cm" svg:height="1.097cm" draw:transform="skewX (0.524645973149495) translate (6.263cm 2.08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372cm" svg:height="3.4cm" svg:x="6.617cm" svg:y="0.8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3438.837829825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1" draw:layer="layout" svg:width="3.034cm" svg:height="2.471cm" svg:x="6.554cm" svg:y="1.626cm">
          <draw:text-box>
            <text:p text:style-name="P2"><text:span text:style-name="T3">Optisches </text:span></text:p>
            <text:p text:style-name="P2"><text:span text:style-name="T3">Gitter mit </text:span></text:p>
            <text:p text:style-name="P2"><text:span text:style-name="T3">Photo-</text:span></text:p>
            <text:p text:style-name="P2"><text:span text:style-name="T3">detek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7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21:10:37.726792227</meta:creation-date>
    <dc:date>2021-01-03T09:29:17.092283986</dc:date>
    <meta:editing-duration>PT6M52S</meta:editing-duration>
    <meta:editing-cycles>2</meta:editing-cycles>
    <meta:generator>LibreOffice/6.0.7.3$Linux_X86_64 LibreOffice_project/00m0$Build-3</meta:generator>
    <meta:document-statistic meta:object-count="53"/>
  </office:meta>
</office:document-meta>
</file>